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081cm"/>
    </style:style>
    <style:style style:name="co2" style:family="table-column">
      <style:table-column-properties fo:break-before="auto" style:column-width="1.125cm"/>
    </style:style>
    <style:style style:name="co3" style:family="table-column">
      <style:table-column-properties fo:break-before="auto" style:column-width="7.908cm"/>
    </style:style>
    <style:style style:name="co4" style:family="table-column">
      <style:table-column-properties fo:break-before="auto" style:column-width="2.14cm"/>
    </style:style>
    <style:style style:name="co5" style:family="table-column">
      <style:table-column-properties fo:break-before="auto" style:column-width="25.807cm"/>
    </style:style>
    <style:style style:name="co7" style:family="table-column">
      <style:table-column-properties fo:break-before="auto" style:column-width="2.251cm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1.157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1cm" fo:break-before="auto" style:use-optimal-row-height="true"/>
    </style:style>
    <style:style style:name="ro6" style:family="table-row">
      <style:table-row-properties style:row-height="0.707cm" fo:break-before="auto" style:use-optimal-row-height="true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ta4" style:family="table" style:master-page-name="PageStyle_5f_Hoja1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2" style:family="table-cell" style:parent-style-name="Excel_20_Built-in_20_Normal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26pt" fo:font-style="normal" fo:text-shadow="none" style:text-underline-style="none" fo:font-weight="bold" style:font-size-asian="26pt" style:font-style-asian="normal" style:font-weight-asian="bold" style:font-name-complex="Calibri" style:font-size-complex="26pt" style:font-style-complex="normal" style:font-weight-complex="bold"/>
    </style:style>
    <style:style style:name="ce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ff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6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8" style:family="table-cell" style:parent-style-name="Excel_20_Built-in_20_Normal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Excel_20_Built-in_20_Normal">
      <style:table-cell-properties fo:background-color="#bfbfb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solid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4" table:print="false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4" table:default-cell-style-name="ce5"/>
        <table:table-column table:style-name="co5" table:number-columns-repeated="2" table:default-cell-style-name="ce7"/>
        <table:table-column table:style-name="co7" table:number-columns-repeated="1019" table:default-cell-style-name="ce1"/>
        <table:table-row table:style-name="ro3">
          <table:table-cell/>
          <table:table-cell table:style-name="ce3" office:value-type="string">
            <text:p>Write address in CV1 to start programming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 table:style-name="ce2" office:value-type="string">
            <text:p>CV</text:p>
          </table:table-cell>
          <table:table-cell table:style-name="ce2" office:value-type="string">
            <text:p>NAME</text:p>
          </table:table-cell>
          <table:table-cell table:style-name="ce6" office:value-type="string">
            <text:p>DEFAULT</text:p>
          </table:table-cell>
          <table:table-cell table:style-name="ce8" office:value-type="string">
            <text:p>SIGNIFICADO</text:p>
          </table:table-cell>
          <table:table-cell table:style-name="ce8" office:value-type="string">
            <text:p>MEANING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Module Address</text:p>
          </table:table-cell>
          <table:table-cell office:value-type="float" office:value="1">
            <text:p>1</text:p>
          </table:table-cell>
          <table:table-cell office:value-type="string">
            <text:p>Dirección módulo</text:p>
          </table:table-cell>
          <table:table-cell office:value-type="string">
            <text:p>Module Address</text:p>
          </table:table-cell>
          <table:table-cell table:number-columns-repeated="1019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Address pin 2 (J5 1)</text:p>
          </table:table-cell>
          <table:table-cell office:value-type="float" office:value="1">
            <text:p>1</text:p>
          </table:table-cell>
          <table:table-cell office:value-type="string">
            <text:p>Número de dirección, al escribir esta LNCV el resto se ponen correlativas</text:p>
          </table:table-cell>
          <table:table-cell office:value-type="string">
            <text:p>Address number, setting this one the following are correlatively numbered</text:p>
          </table:table-cell>
          <table:table-cell table:number-columns-repeated="1019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Address pin 3 <text:s/>(J5 2)</text:p>
          </table:table-cell>
          <table:table-cell office:value-type="float" office:value="2">
            <text:p>2</text:p>
          </table:table-cell>
          <table:table-cell office:value-type="string">
            <text:p>Número de dirección</text:p>
          </table:table-cell>
          <table:table-cell office:value-type="string">
            <text:p>Address number</text:p>
          </table:table-cell>
          <table:table-cell table:number-columns-repeated="1019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Address pin 4 <text:s/>(J5 3)</text:p>
          </table:table-cell>
          <table:table-cell office:value-type="float" office:value="3">
            <text:p>3</text:p>
          </table:table-cell>
          <table:table-cell office:value-type="string">
            <text:p>Número de dirección</text:p>
          </table:table-cell>
          <table:table-cell office:value-type="string">
            <text:p>Address number</text:p>
          </table:table-cell>
          <table:table-cell table:number-columns-repeated="1019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Address pin 5 <text:s/>(J5 4)</text:p>
          </table:table-cell>
          <table:table-cell office:value-type="float" office:value="4">
            <text:p>4</text:p>
          </table:table-cell>
          <table:table-cell office:value-type="string">
            <text:p>Número de dirección</text:p>
          </table:table-cell>
          <table:table-cell office:value-type="string">
            <text:p>Address number</text:p>
          </table:table-cell>
          <table:table-cell table:number-columns-repeated="1019"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Address pin 6 <text:s/>(J5 5)</text:p>
          </table:table-cell>
          <table:table-cell office:value-type="float" office:value="5">
            <text:p>5</text:p>
          </table:table-cell>
          <table:table-cell office:value-type="string">
            <text:p>Número de dirección</text:p>
          </table:table-cell>
          <table:table-cell office:value-type="string">
            <text:p>Address number</text:p>
          </table:table-cell>
          <table:table-cell table:number-columns-repeated="1019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Address pin 9 <text:s/>(J5 6)</text:p>
          </table:table-cell>
          <table:table-cell office:value-type="float" office:value="6">
            <text:p>6</text:p>
          </table:table-cell>
          <table:table-cell office:value-type="string">
            <text:p>Número de dirección</text:p>
          </table:table-cell>
          <table:table-cell office:value-type="string">
            <text:p>Address number</text:p>
          </table:table-cell>
          <table:table-cell table:number-columns-repeated="1019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Address pin 10 <text:s/>(J5 7)</text:p>
          </table:table-cell>
          <table:table-cell office:value-type="float" office:value="7">
            <text:p>7</text:p>
          </table:table-cell>
          <table:table-cell office:value-type="string">
            <text:p>Número de dirección</text:p>
          </table:table-cell>
          <table:table-cell office:value-type="string">
            <text:p>Address number</text:p>
          </table:table-cell>
          <table:table-cell table:number-columns-repeated="1019"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Address pin 11 <text:s/>(J5 8)</text:p>
          </table:table-cell>
          <table:table-cell office:value-type="float" office:value="8">
            <text:p>8</text:p>
          </table:table-cell>
          <table:table-cell office:value-type="string">
            <text:p>Número de dirección</text:p>
          </table:table-cell>
          <table:table-cell office:value-type="string">
            <text:p>Address number</text:p>
          </table:table-cell>
          <table:table-cell table:number-columns-repeated="1019"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Address pin 12 (J6 1)</text:p>
          </table:table-cell>
          <table:table-cell office:value-type="float" office:value="9">
            <text:p>9</text:p>
          </table:table-cell>
          <table:table-cell office:value-type="string">
            <text:p>Número de dirección</text:p>
          </table:table-cell>
          <table:table-cell office:value-type="string">
            <text:p>Address number</text:p>
          </table:table-cell>
          <table:table-cell table:number-columns-repeated="1019"/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Address pin 13 (J6 2)</text:p>
          </table:table-cell>
          <table:table-cell office:value-type="float" office:value="10">
            <text:p>10</text:p>
          </table:table-cell>
          <table:table-cell office:value-type="string">
            <text:p>Número de dirección</text:p>
          </table:table-cell>
          <table:table-cell office:value-type="string">
            <text:p>Address number</text:p>
          </table:table-cell>
          <table:table-cell table:number-columns-repeated="1019"/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Address pin 14 A0 (J6 3)</text:p>
          </table:table-cell>
          <table:table-cell office:value-type="float" office:value="11">
            <text:p>11</text:p>
          </table:table-cell>
          <table:table-cell office:value-type="string">
            <text:p>Número de dirección</text:p>
          </table:table-cell>
          <table:table-cell office:value-type="string">
            <text:p>Address number</text:p>
          </table:table-cell>
          <table:table-cell table:number-columns-repeated="1019"/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Address pin 15 A1 (J6 4)</text:p>
          </table:table-cell>
          <table:table-cell office:value-type="float" office:value="12">
            <text:p>12</text:p>
          </table:table-cell>
          <table:table-cell office:value-type="string">
            <text:p>Número de dirección</text:p>
          </table:table-cell>
          <table:table-cell office:value-type="string">
            <text:p>Address number</text:p>
          </table:table-cell>
          <table:table-cell table:number-columns-repeated="1019"/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Address pin 16 A2 (J6 5)</text:p>
          </table:table-cell>
          <table:table-cell office:value-type="float" office:value="13">
            <text:p>13</text:p>
          </table:table-cell>
          <table:table-cell office:value-type="string">
            <text:p>Número de dirección</text:p>
          </table:table-cell>
          <table:table-cell office:value-type="string">
            <text:p>Address number</text:p>
          </table:table-cell>
          <table:table-cell table:number-columns-repeated="1019"/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Address pin 17 A3 (J6 6)</text:p>
          </table:table-cell>
          <table:table-cell office:value-type="float" office:value="14">
            <text:p>14</text:p>
          </table:table-cell>
          <table:table-cell office:value-type="string">
            <text:p>Número de dirección</text:p>
          </table:table-cell>
          <table:table-cell office:value-type="string">
            <text:p>Address number</text:p>
          </table:table-cell>
          <table:table-cell table:number-columns-repeated="1019"/>
        </table:table-row>
        <table:table-row table:style-name="ro4">
          <table:table-cell office:value-type="float" office:value="16">
            <text:p>16</text:p>
          </table:table-cell>
          <table:table-cell office:value-type="string">
            <text:p>Address pin 18 A4 (J6 7)</text:p>
          </table:table-cell>
          <table:table-cell office:value-type="float" office:value="15">
            <text:p>15</text:p>
          </table:table-cell>
          <table:table-cell office:value-type="string">
            <text:p>Número de dirección</text:p>
          </table:table-cell>
          <table:table-cell office:value-type="string">
            <text:p>Address number</text:p>
          </table:table-cell>
          <table:table-cell table:number-columns-repeated="1019"/>
        </table:table-row>
        <table:table-row table:style-name="ro4">
          <table:table-cell office:value-type="float" office:value="17">
            <text:p>17</text:p>
          </table:table-cell>
          <table:table-cell office:value-type="string">
            <text:p>Address pin 19 A5 (J6 8)</text:p>
          </table:table-cell>
          <table:table-cell office:value-type="float" office:value="16">
            <text:p>16</text:p>
          </table:table-cell>
          <table:table-cell office:value-type="string">
            <text:p>Número de dirección</text:p>
          </table:table-cell>
          <table:table-cell office:value-type="string">
            <text:p>Address number</text:p>
          </table:table-cell>
          <table:table-cell table:number-columns-repeated="1019"/>
        </table:table-row>
        <table:table-row table:style-name="ro4">
          <table:table-cell office:value-type="float" office:value="18">
            <text:p>18</text:p>
          </table:table-cell>
          <table:table-cell office:value-type="string">
            <text:p>Config pin 2 (J5 1)</text:p>
          </table:table-cell>
          <table:table-cell office:value-type="float" office:value="1">
            <text:p>1</text:p>
          </table:table-cell>
          <table:table-cell office:value-type="string">
            <text:p>0 Salida normal, 1 Salida invertida, 2 Salida pulso por Thrown, 3 Salida pulso por Straight</text:p>
          </table:table-cell>
          <table:table-cell office:value-type="string">
            <text:p>0 Output inverse, 1 Output normal, 2 Output pulse thrown, 3 Output pulse straight</text:p>
          </table:table-cell>
          <table:table-cell table:number-columns-repeated="1019"/>
        </table:table-row>
        <table:table-row table:style-name="ro4">
          <table:table-cell office:value-type="float" office:value="19">
            <text:p>19</text:p>
          </table:table-cell>
          <table:table-cell office:value-type="string">
            <text:p>Config pin 3 <text:s/>(J5 2)</text:p>
          </table:table-cell>
          <table:table-cell office:value-type="float" office:value="4">
            <text:p>4</text:p>
          </table:table-cell>
          <table:table-cell office:value-type="string">
            <text:p>0 Salida normal, 1 Salida invertida, 2 Salida pulso por Thrown, 3 Salida pulso por Straight, 4 Salida con fade, 5 Salida con fade invertida</text:p>
          </table:table-cell>
          <table:table-cell office:value-type="string">
            <text:p>0 Output inverse, 1 Output normal, 2 Output pulse thrown, 3 Output pulse straight, <text:s/>4 Output fade, 5 Output fade inverse</text:p>
          </table:table-cell>
          <table:table-cell table:number-columns-repeated="1019"/>
        </table:table-row>
        <table:table-row table:style-name="ro4">
          <table:table-cell office:value-type="float" office:value="20">
            <text:p>20</text:p>
          </table:table-cell>
          <table:table-cell office:value-type="string">
            <text:p>Config pin 4 <text:s/>(J5 3)</text:p>
          </table:table-cell>
          <table:table-cell office:value-type="float" office:value="1">
            <text:p>1</text:p>
          </table:table-cell>
          <table:table-cell office:value-type="string">
            <text:p>0 Salida normal, 1 Salida invertida, 2 Salida pulso por Thrown, 3 Salida pulso por Straight</text:p>
          </table:table-cell>
          <table:table-cell office:value-type="string">
            <text:p>0 Output inverse, 1 Output normal, 2 Output pulse thrown, 3 Output pulse straight</text:p>
          </table:table-cell>
          <table:table-cell table:number-columns-repeated="1019"/>
        </table:table-row>
        <table:table-row table:style-name="ro4">
          <table:table-cell office:value-type="float" office:value="21">
            <text:p>21</text:p>
          </table:table-cell>
          <table:table-cell office:value-type="string">
            <text:p>Config pin 5 <text:s/>(J5 4)</text:p>
          </table:table-cell>
          <table:table-cell office:value-type="float" office:value="4">
            <text:p>4</text:p>
          </table:table-cell>
          <table:table-cell office:value-type="string">
            <text:p>0 Salida normal, 1 Salida invertida, 2 Salida pulso por Thrown, 3 Salida pulso por Straight, 4 Salida con fade, 5 Salida con fade invertida</text:p>
          </table:table-cell>
          <table:table-cell office:value-type="string">
            <text:p>0 Output inverse, 1 Output normal, 2 Output pulse thrown, 3 Output pulse straight, <text:s/>4 Output fade, 5 Output fade inverse</text:p>
          </table:table-cell>
          <table:table-cell table:number-columns-repeated="1019"/>
        </table:table-row>
        <table:table-row table:style-name="ro4">
          <table:table-cell office:value-type="float" office:value="22">
            <text:p>22</text:p>
          </table:table-cell>
          <table:table-cell office:value-type="string">
            <text:p>Config pin 6 <text:s/>(J5 5)</text:p>
          </table:table-cell>
          <table:table-cell office:value-type="float" office:value="4">
            <text:p>4</text:p>
          </table:table-cell>
          <table:table-cell office:value-type="string">
            <text:p>0 Salida normal, 1 Salida invertida, 2 Salida pulso por Thrown, 3 Salida pulso por Straight, 4 Salida con fade, 5 Salida con fade invertida</text:p>
          </table:table-cell>
          <table:table-cell office:value-type="string">
            <text:p>0 Output inverse, 1 Output normal, 2 Output pulse thrown, 3 Output pulse straight, <text:s/>4 Output fade, 5 Output fade inverse</text:p>
          </table:table-cell>
          <table:table-cell table:number-columns-repeated="1019"/>
        </table:table-row>
        <table:table-row table:style-name="ro4">
          <table:table-cell office:value-type="float" office:value="23">
            <text:p>23</text:p>
          </table:table-cell>
          <table:table-cell office:value-type="string">
            <text:p>Config pin 9 <text:s/>(J5 6)</text:p>
          </table:table-cell>
          <table:table-cell office:value-type="float" office:value="4">
            <text:p>4</text:p>
          </table:table-cell>
          <table:table-cell office:value-type="string">
            <text:p>0 Salida normal, 1 Salida invertida, 2 Salida pulso por Thrown, 3 Salida pulso por Straight, 4 Salida con fade, 5 Salida con fade invertida</text:p>
          </table:table-cell>
          <table:table-cell office:value-type="string">
            <text:p>0 Output inverse, 1 Output normal, 2 Output pulse thrown, 3 Output pulse straight, <text:s/>4 Output fade, 5 Output fade inverse</text:p>
          </table:table-cell>
          <table:table-cell table:number-columns-repeated="1019"/>
        </table:table-row>
        <table:table-row table:style-name="ro4">
          <table:table-cell office:value-type="float" office:value="24">
            <text:p>24</text:p>
          </table:table-cell>
          <table:table-cell office:value-type="string">
            <text:p>Config pin 10 <text:s/>(J5 7)</text:p>
          </table:table-cell>
          <table:table-cell office:value-type="float" office:value="4">
            <text:p>4</text:p>
          </table:table-cell>
          <table:table-cell office:value-type="string">
            <text:p>0 Salida normal, 1 Salida invertida, 2 Salida pulso por Thrown, 3 Salida pulso por Straight, 4 Salida con fade, 5 Salida con fade invertida</text:p>
          </table:table-cell>
          <table:table-cell office:value-type="string">
            <text:p>0 Output inverse, 1 Output normal, 2 Output pulse thrown, 3 Output pulse straight, <text:s/>4 Output fade, 5 Output fade inverse</text:p>
          </table:table-cell>
          <table:table-cell table:number-columns-repeated="1019"/>
        </table:table-row>
        <table:table-row table:style-name="ro4">
          <table:table-cell office:value-type="float" office:value="25">
            <text:p>25</text:p>
          </table:table-cell>
          <table:table-cell office:value-type="string">
            <text:p>Config pin 11 <text:s/>(J5 8)</text:p>
          </table:table-cell>
          <table:table-cell office:value-type="float" office:value="4">
            <text:p>4</text:p>
          </table:table-cell>
          <table:table-cell office:value-type="string">
            <text:p>0 Salida normal, 1 Salida invertida, 2 Salida pulso por Thrown, 3 Salida pulso por Straight, 4 Salida con fade, 5 Salida con fade invertida</text:p>
          </table:table-cell>
          <table:table-cell office:value-type="string">
            <text:p>0 Output inverse, 1 Output normal, 2 Output pulse thrown, 3 Output pulse straight, <text:s/>4 Output fade, 5 Output fade inverse</text:p>
          </table:table-cell>
          <table:table-cell table:number-columns-repeated="1019"/>
        </table:table-row>
        <table:table-row table:style-name="ro4">
          <table:table-cell office:value-type="float" office:value="26">
            <text:p>26</text:p>
          </table:table-cell>
          <table:table-cell office:value-type="string">
            <text:p>Config pin 12 (J6 1)</text:p>
          </table:table-cell>
          <table:table-cell office:value-type="float" office:value="1">
            <text:p>1</text:p>
          </table:table-cell>
          <table:table-cell office:value-type="string">
            <text:p>0 Salida normal, 1 Salida invertida, 2 Salida pulso por Thrown, 3 Salida pulso por Straight</text:p>
          </table:table-cell>
          <table:table-cell office:value-type="string">
            <text:p>0 Output inverse, 1 Output normal, 2 Output pulse thrown, 3 Output pulse straight</text:p>
          </table:table-cell>
          <table:table-cell table:number-columns-repeated="1019"/>
        </table:table-row>
        <table:table-row table:style-name="ro4">
          <table:table-cell office:value-type="float" office:value="27">
            <text:p>27</text:p>
          </table:table-cell>
          <table:table-cell office:value-type="string">
            <text:p>Config pin 13 (J6 2)</text:p>
          </table:table-cell>
          <table:table-cell office:value-type="float" office:value="1">
            <text:p>1</text:p>
          </table:table-cell>
          <table:table-cell office:value-type="string">
            <text:p>0 Salida normal, 1 Salida invertida, 2 Salida pulso por Thrown, 3 Salida pulso por Straight</text:p>
          </table:table-cell>
          <table:table-cell office:value-type="string">
            <text:p>0 Output inverse, 1 Output normal, 2 Output pulse thrown, 3 Output pulse straight</text:p>
          </table:table-cell>
          <table:table-cell table:number-columns-repeated="1019"/>
        </table:table-row>
        <table:table-row table:style-name="ro4">
          <table:table-cell office:value-type="float" office:value="28">
            <text:p>28</text:p>
          </table:table-cell>
          <table:table-cell office:value-type="string">
            <text:p>Config pin 14 A0 (J6 3)</text:p>
          </table:table-cell>
          <table:table-cell office:value-type="float" office:value="1">
            <text:p>1</text:p>
          </table:table-cell>
          <table:table-cell office:value-type="string">
            <text:p>0 Salida normal, 1 Salida invertida, 2 Salida pulso por Thrown, 3 Salida pulso por Straight</text:p>
          </table:table-cell>
          <table:table-cell office:value-type="string">
            <text:p>0 Output inverse, 1 Output normal, 2 Output pulse thrown, 3 Output pulse straight</text:p>
          </table:table-cell>
          <table:table-cell table:number-columns-repeated="1019"/>
        </table:table-row>
        <table:table-row table:style-name="ro4">
          <table:table-cell office:value-type="float" office:value="29">
            <text:p>29</text:p>
          </table:table-cell>
          <table:table-cell office:value-type="string">
            <text:p>Config pin 15 A1 (J6 4)</text:p>
          </table:table-cell>
          <table:table-cell office:value-type="float" office:value="1">
            <text:p>1</text:p>
          </table:table-cell>
          <table:table-cell office:value-type="string">
            <text:p>0 Salida normal, 1 Salida invertida, 2 Salida pulso por Thrown, 3 Salida pulso por Straight</text:p>
          </table:table-cell>
          <table:table-cell office:value-type="string">
            <text:p>0 Output inverse, 1 Output normal, 2 Output pulse thrown, 3 Output pulse straight</text:p>
          </table:table-cell>
          <table:table-cell table:number-columns-repeated="1019"/>
        </table:table-row>
        <table:table-row table:style-name="ro4">
          <table:table-cell office:value-type="float" office:value="30">
            <text:p>30</text:p>
          </table:table-cell>
          <table:table-cell office:value-type="string">
            <text:p>Config pin 16 A2 (J6 5)</text:p>
          </table:table-cell>
          <table:table-cell office:value-type="float" office:value="1">
            <text:p>1</text:p>
          </table:table-cell>
          <table:table-cell office:value-type="string">
            <text:p>0 Salida normal, 1 Salida invertida, 2 Salida pulso por Thrown, 3 Salida pulso por Straight</text:p>
          </table:table-cell>
          <table:table-cell office:value-type="string">
            <text:p>0 Output inverse, 1 Output normal, 2 Output pulse thrown, 3 Output pulse straight</text:p>
          </table:table-cell>
          <table:table-cell table:number-columns-repeated="1019"/>
        </table:table-row>
        <table:table-row table:style-name="ro4">
          <table:table-cell office:value-type="float" office:value="31">
            <text:p>31</text:p>
          </table:table-cell>
          <table:table-cell office:value-type="string">
            <text:p>Config pin 17 A3 (J6 6)</text:p>
          </table:table-cell>
          <table:table-cell office:value-type="float" office:value="1">
            <text:p>1</text:p>
          </table:table-cell>
          <table:table-cell office:value-type="string">
            <text:p>0 Salida normal, 1 Salida invertida, 2 Salida pulso por Thrown, 3 Salida pulso por Straight</text:p>
          </table:table-cell>
          <table:table-cell office:value-type="string">
            <text:p>0 Output inverse, 1 Output normal, 2 Output pulse thrown, 3 Output pulse straight</text:p>
          </table:table-cell>
          <table:table-cell table:number-columns-repeated="1019"/>
        </table:table-row>
        <table:table-row table:style-name="ro4">
          <table:table-cell office:value-type="float" office:value="32">
            <text:p>32</text:p>
          </table:table-cell>
          <table:table-cell office:value-type="string">
            <text:p>Config pin 18 A4 (J6 7)</text:p>
          </table:table-cell>
          <table:table-cell office:value-type="float" office:value="1">
            <text:p>1</text:p>
          </table:table-cell>
          <table:table-cell office:value-type="string">
            <text:p>0 Salida normal, 1 Salida invertida, 2 Salida pulso por Thrown, 3 Salida pulso por Straight</text:p>
          </table:table-cell>
          <table:table-cell office:value-type="string">
            <text:p>0 Output inverse, 1 Output normal, 2 Output pulse thrown, 3 Output pulse straight</text:p>
          </table:table-cell>
          <table:table-cell table:number-columns-repeated="1019"/>
        </table:table-row>
        <table:table-row table:style-name="ro4">
          <table:table-cell office:value-type="float" office:value="33">
            <text:p>33</text:p>
          </table:table-cell>
          <table:table-cell office:value-type="string">
            <text:p>Config pin 19 A5 (J6 8)</text:p>
          </table:table-cell>
          <table:table-cell office:value-type="float" office:value="1">
            <text:p>1</text:p>
          </table:table-cell>
          <table:table-cell office:value-type="string">
            <text:p>0 Salida normal, 1 Salida invertida, 2 Salida pulso por Thrown, 3 Salida pulso por Straight</text:p>
          </table:table-cell>
          <table:table-cell office:value-type="string">
            <text:p>0 Output inverse, 1 Output normal, 2 Output pulse thrown, 3 Output pulse straight</text:p>
          </table:table-cell>
          <table:table-cell table:number-columns-repeated="1019"/>
        </table:table-row>
        <table:table-row table:style-name="ro4">
          <table:table-cell office:value-type="float" office:value="34">
            <text:p>34</text:p>
          </table:table-cell>
          <table:table-cell office:value-type="string">
            <text:p>Max intensity pin 3 (J5 2 - fade)</text:p>
          </table:table-cell>
          <table:table-cell office:value-type="float" office:value="255">
            <text:p>255</text:p>
          </table:table-cell>
          <table:table-cell office:value-type="string">
            <text:p>Valor de intensidad máxima si la salida esta configurada de tipo fade</text:p>
          </table:table-cell>
          <table:table-cell office:value-type="string">
            <text:p>Maximum intensity for the output if configured as Fade</text:p>
          </table:table-cell>
          <table:table-cell table:number-columns-repeated="1019"/>
        </table:table-row>
        <table:table-row table:style-name="ro4">
          <table:table-cell office:value-type="float" office:value="35">
            <text:p>35</text:p>
          </table:table-cell>
          <table:table-cell office:value-type="string">
            <text:p>Max intensity pin 5 <text:s/>(J5 4 - fade)</text:p>
          </table:table-cell>
          <table:table-cell office:value-type="float" office:value="255">
            <text:p>255</text:p>
          </table:table-cell>
          <table:table-cell office:value-type="string">
            <text:p>Valor de intensidad máxima si la salida esta configurada de tipo fade</text:p>
          </table:table-cell>
          <table:table-cell office:value-type="string">
            <text:p>Maximum intensity for the output if configured as Fade</text:p>
          </table:table-cell>
          <table:table-cell table:number-columns-repeated="1019"/>
        </table:table-row>
        <table:table-row table:style-name="ro4">
          <table:table-cell office:value-type="float" office:value="36">
            <text:p>36</text:p>
          </table:table-cell>
          <table:table-cell office:value-type="string">
            <text:p>Max intensity pin 6 <text:s/>(J5 5 - fade)</text:p>
          </table:table-cell>
          <table:table-cell office:value-type="float" office:value="255">
            <text:p>255</text:p>
          </table:table-cell>
          <table:table-cell office:value-type="string">
            <text:p>Valor de intensidad máxima si la salida esta configurada de tipo fade</text:p>
          </table:table-cell>
          <table:table-cell office:value-type="string">
            <text:p>Maximum intensity for the output if configured as Fade</text:p>
          </table:table-cell>
          <table:table-cell table:number-columns-repeated="1019"/>
        </table:table-row>
        <table:table-row table:style-name="ro4">
          <table:table-cell office:value-type="float" office:value="37">
            <text:p>37</text:p>
          </table:table-cell>
          <table:table-cell office:value-type="string">
            <text:p>Max intensity pin 9 <text:s/>(J5 6 - fade)</text:p>
          </table:table-cell>
          <table:table-cell office:value-type="float" office:value="255">
            <text:p>255</text:p>
          </table:table-cell>
          <table:table-cell office:value-type="string">
            <text:p>Valor de intensidad máxima si la salida esta configurada de tipo fade</text:p>
          </table:table-cell>
          <table:table-cell office:value-type="string">
            <text:p>Maximum intensity for the output if configured as Fade</text:p>
          </table:table-cell>
          <table:table-cell table:number-columns-repeated="1019"/>
        </table:table-row>
        <table:table-row table:style-name="ro4">
          <table:table-cell office:value-type="float" office:value="38">
            <text:p>38</text:p>
          </table:table-cell>
          <table:table-cell office:value-type="string">
            <text:p>Max intensity pin 10 <text:s/>(J5 7 - fade)</text:p>
          </table:table-cell>
          <table:table-cell office:value-type="float" office:value="255">
            <text:p>255</text:p>
          </table:table-cell>
          <table:table-cell office:value-type="string">
            <text:p>Valor de intensidad máxima si la salida esta configurada de tipo fade</text:p>
          </table:table-cell>
          <table:table-cell office:value-type="string">
            <text:p>Maximum intensity for the output if configured as Fade</text:p>
          </table:table-cell>
          <table:table-cell table:number-columns-repeated="1019"/>
        </table:table-row>
        <table:table-row table:style-name="ro4">
          <table:table-cell office:value-type="float" office:value="39">
            <text:p>39</text:p>
          </table:table-cell>
          <table:table-cell office:value-type="string">
            <text:p>Max intensity pin 11 <text:s/>(J5 8 - fade)</text:p>
          </table:table-cell>
          <table:table-cell office:value-type="float" office:value="255">
            <text:p>255</text:p>
          </table:table-cell>
          <table:table-cell office:value-type="string">
            <text:p>Valor de intensidad máxima si la salida esta configurada de tipo fade</text:p>
          </table:table-cell>
          <table:table-cell office:value-type="string">
            <text:p>Maximum intensity for the output if configured as Fade</text:p>
          </table:table-cell>
          <table:table-cell table:number-columns-repeated="1019"/>
        </table:table-row>
        <table:table-row table:style-name="ro5">
          <table:table-cell office:value-type="float" office:value="40">
            <text:p>40</text:p>
          </table:table-cell>
          <table:table-cell office:value-type="string">
            <text:p>Fade speed</text:p>
          </table:table-cell>
          <table:table-cell office:value-type="float" office:value="5">
            <text:p>5</text:p>
          </table:table-cell>
          <table:table-cell office:value-type="string">
            <text:p>Milisegundos entre cada cambio de 1 unidad de intensidad. Si ponemos 10 milisegundos y tenemos la intensidad maxima, tardará 2560 milisegundos en hacer el fade, es decir 2.5 segundos</text:p>
          </table:table-cell>
          <table:table-cell office:value-type="string">
            <text:p>Milliseconds to wait between each intensity step change. If we set 10 milliseconds and we have the maximum intensity (255), it will take 2550 milliseconds to turn on or off.</text:p>
          </table:table-cell>
          <table:table-cell table:number-columns-repeated="1019"/>
        </table:table-row>
        <table:table-row table:style-name="ro4">
          <table:table-cell office:value-type="float" office:value="41">
            <text:p>41</text:p>
          </table:table-cell>
          <table:table-cell office:value-type="string">
            <text:p>Address first sound</text:p>
          </table:table-cell>
          <table:table-cell office:value-type="float" office:value="0">
            <text:p>0</text:p>
          </table:table-cell>
          <table:table-cell office:value-type="string">
            <text:p>Dirección primer sonido (0=sin sonido)</text:p>
          </table:table-cell>
          <table:table-cell office:value-type="string">
            <text:p>Address to assign to the first sound (0 = no sound)</text:p>
          </table:table-cell>
          <table:table-cell table:number-columns-repeated="1019"/>
        </table:table-row>
        <table:table-row table:style-name="ro4">
          <table:table-cell office:value-type="float" office:value="42">
            <text:p>42</text:p>
          </table:table-cell>
          <table:table-cell office:value-type="string">
            <text:p>Number of sounds</text:p>
          </table:table-cell>
          <table:table-cell office:value-type="float" office:value="0">
            <text:p>0</text:p>
          </table:table-cell>
          <table:table-cell office:value-type="string">
            <text:p>Número de sonidos (maximo 30)</text:p>
          </table:table-cell>
          <table:table-cell office:value-type="string">
            <text:p>Number of sounds (30 maximum)</text:p>
          </table:table-cell>
          <table:table-cell table:number-columns-repeated="1019"/>
        </table:table-row>
        <table:table-row table:style-name="ro4">
          <table:table-cell office:value-type="float" office:value="43">
            <text:p>43</text:p>
          </table:table-cell>
          <table:table-cell office:value-type="string">
            <text:p>MP3 Master Volume (0 to 30)</text:p>
          </table:table-cell>
          <table:table-cell office:value-type="float" office:value="15">
            <text:p>15</text:p>
          </table:table-cell>
          <table:table-cell office:value-type="string">
            <text:p>Volumen mster MP3 (0 - 30)</text:p>
          </table:table-cell>
          <table:table-cell office:value-type="string">
            <text:p>Master Volume MP3 (0 - 30)</text:p>
          </table:table-cell>
          <table:table-cell table:number-columns-repeated="1019"/>
        </table:table-row>
        <table:table-row table:style-name="ro4">
          <table:table-cell office:value-type="float" office:value="44">
            <text:p>44</text:p>
          </table:table-cell>
          <table:table-cell office:value-type="string">
            <text:p>Sound Source (0=SD card, 1=SPI, 2=Udisk)</text:p>
          </table:table-cell>
          <table:table-cell office:value-type="float" office:value="1">
            <text:p>1</text:p>
          </table:table-cell>
          <table:table-cell office:value-type="string">
            <text:p>Source Sonidos (0=SD card, 1=SPI, 2=Udisk)</text:p>
          </table:table-cell>
          <table:table-cell table:style-name="ce1" office:value-type="string">
            <text:p>Sound Source (0=SD card, 1=SPI, 2=Udisk)</text:p>
          </table:table-cell>
          <table:table-cell table:number-columns-repeated="1019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Output number to stop sounds</text:p>
          </table:table-cell>
          <table:table-cell office:value-type="float" office:value="0">
            <text:p>0</text:p>
          </table:table-cell>
          <table:table-cell table:style-name="ce1" office:value-type="string">
            <text:p>Numero de salida para STOP sonido</text:p>
          </table:table-cell>
          <table:table-cell table:style-name="ce1" office:value-type="string">
            <text:p>Output number to stop sounds</text:p>
          </table:table-cell>
          <table:table-cell table:number-columns-repeated="1019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Output number to play all random</text:p>
          </table:table-cell>
          <table:table-cell office:value-type="float" office:value="0">
            <text:p>0</text:p>
          </table:table-cell>
          <table:table-cell table:style-name="ce1" office:value-type="string">
            <text:p>Número de salida para reproducir aleatoriamente los ficheros</text:p>
          </table:table-cell>
          <table:table-cell table:style-name="ce1" office:value-type="string">
            <text:p>Output number to play all files in random mode</text:p>
          </table:table-cell>
          <table:table-cell table:number-columns-repeated="1019"/>
        </table:table-row>
        <table:table-row table:style-name="ro2">
          <table:table-cell office:value-type="string">
            <text:p>50-79</text:p>
          </table:table-cell>
          <table:table-cell office:value-type="string">
            <text:p>Volume, priority and play mode of each sound</text:p>
          </table:table-cell>
          <table:table-cell office:value-type="float" office:value="0">
            <text:p>0</text:p>
          </table:table-cell>
          <table:table-cell table:style-name="ce1" office:value-type="string">
            <text:p>Calcular el volumen deseado (0-30). Sumar 32 si es un sonido ambiente (sin preferencia). Sumar 64 si lo queremos escuchar en bucle.</text:p>
          </table:table-cell>
          <table:table-cell table:style-name="ce1" office:value-type="string">
            <text:p>Calculate the desired volume (0-30). Add 256 if it's a no preference sound (ambient sound). Add 512 if you want to play it in a loop.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" office:value-type="string">
            <text:p>Con valor 0 de volumen se utiliza el volumen master.</text:p>
          </table:table-cell>
          <table:table-cell table:style-name="ce1" office:value-type="string">
            <text:p>Volume equal to 0 means master volume will be used.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office:value-type="float" office:value="100">
            <text:p>100</text:p>
          </table:table-cell>
          <table:table-cell office:value-type="string">
            <text:p>Config command:</text:p>
          </table:table-cell>
          <table:table-cell/>
          <table:table-cell office:value-type="string">
            <text:p>10-Copia USB-&gt;SPI, 99 - Reset modulo</text:p>
          </table:table-cell>
          <table:table-cell office:value-type="string">
            <text:p>10-Copy USB-&gt;SPI, 99 - Reset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6" table:number-rows-repeated="2">
          <table:table-cell/>
          <table:table-cell table:style-name="ce4"/>
          <table:table-cell table:number-columns-repeated="1022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3"/>
          <table:table-cell table:style-name="ce9"/>
          <table:table-cell table:number-columns-repeated="1020"/>
        </table:table-row>
        <table:table-row table:style-name="ro2" table:number-rows-repeated="1048512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Hoja2" table:style-name="ta2" table:print="false">
        <table:table-column table:style-name="co6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Hoja3" table:style-name="ta3" table:print="false">
        <table:table-column table:style-name="co6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named-expressions>
        <table:named-expression table:name="LOCAL_MYSQL_DATE_FORMAT" table:base-cell-address="$Hoja1.$A$1" table:expression="REPT(local_year_format;4)&amp;local_date_separator&amp;REPT(local_month_format;2)&amp;local_date_separator&amp;REPT(local_day_format;2)&amp;&quot; &quot;&amp;REPT(local_hour_format;2)&amp;local_time_separator&amp;REPT(local_minute_format;2)&amp;local_time_separator&amp;REPT(local_second_format;2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8000" number:language="es" number:country="ES">
      <number:number number:min-integer-digits="1"/>
    </number:number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0" number:min-integer-digits="1" number:grouping="true"/>
      <number:text> €</number:text>
    </number:number-style>
    <number:number-style style:name="N8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5P0"/>
    </number:number-style>
    <number:number-style style:name="N8107P0" style:volatile="true" number:language="es" number:country="ES">
      <number:number number:decimal-places="2" number:min-integer-digits="1" number:grouping="true"/>
      <number:text> €</number:text>
    </number:number-style>
    <number:number-style style:name="N8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es" number:country="ES">
      <number:number number:decimal-places="2" number:min-integer-digits="1" number:grouping="true"/>
      <number:text> €</number:text>
    </number:number-style>
    <number:number-style style:name="N8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date-style style:name="N8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10" number:language="es" number:country="ES">
      <number:day number:style="long"/>
      <number:text>-</number:text>
      <number:month number:textual="true"/>
    </number:date-style>
    <number:date-style style:name="N8111" number:language="es" number:country="ES">
      <number:month number:textual="true"/>
      <number:text>-</number:text>
      <number:year/>
    </number:date-style>
    <number:time-style style:name="N8112" number:language="es" number:country="ES">
      <number:hours/>
      <number:text>:</number:text>
      <number:minutes number:style="long"/>
      <number:text> </number:text>
      <number:am-pm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es" number:country="ES">
      <number:hours/>
      <number:text>:</number:text>
      <number:minutes number:style="long"/>
    </number:time-style>
    <number:time-style style:name="N8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8P0" style:volatile="true" number:language="es" number:country="ES">
      <number:number number:decimal-places="0" number:min-integer-digits="1" number:grouping="true"/>
      <number:text>   </number:text>
    </number:number-style>
    <number:number-style style:name="N8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number number:decimal-places="0" number:min-integer-digits="1" number:grouping="true"/>
      <number:text>   </number:text>
    </number:number-style>
    <number:number-style style:name="N8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1P0" style:volatile="true" number:language="es" number:country="ES">
      <number:number number:decimal-places="2" number:min-integer-digits="1" number:grouping="true"/>
      <number:text>   </number:text>
    </number:number-style>
    <number:number-style style:name="N8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21P0"/>
    </number:number-style>
    <number:number-style style:name="N8122P0" style:volatile="true" number:language="es" number:country="ES">
      <number:number number:decimal-places="2" number:min-integer-digits="1" number:grouping="true"/>
      <number:text>   </number:text>
    </number:number-style>
    <number:number-style style:name="N8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6P0" style:volatile="true" number:language="es" number:country="ES">
      <number:number number:decimal-places="0" number:min-integer-digits="1" number:grouping="true"/>
      <number:text>    </number:text>
    </number:number-style>
    <number:number-style style:name="N8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26P2" style:volatile="true" number:language="es" number:country="ES">
      <number:text> -    </number:text>
    </number:number-style>
    <number:text-style style:name="N8126" number:language="es" number:country="ES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s" number:country="ES">
      <number:number number:decimal-places="0" number:min-integer-digits="1" number:grouping="true"/>
      <number:text> € </number:text>
    </number:number-style>
    <number:number-style style:name="N8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30P2" style:volatile="true" number:language="es" number:country="ES">
      <number:text> - € </number:text>
    </number:number-style>
    <number:text-style style:name="N8130" number:language="es" number:country="ES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number-style style:name="N8134P0" style:volatile="true" number:language="es" number:country="ES">
      <number:number number:decimal-places="2" number:min-integer-digits="1" number:grouping="true"/>
      <number:text>    </number:text>
    </number:number-style>
    <number:number-style style:name="N8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34" number:language="es" number:country="ES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8P0" style:volatile="true" number:language="es" number:country="ES">
      <number:number number:decimal-places="2" number:min-integer-digits="1" number:grouping="true"/>
      <number:text> € </number:text>
    </number:number-style>
    <number:number-style style:name="N8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38" number:language="es" number:country="ES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es" number:country="ES">
      <number:minutes number:style="long"/>
      <number:text>:</number:text>
      <number:seconds number:style="long"/>
    </number:time-style>
    <number:time-style style:name="N8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es" number:country="ES">
      <number:minutes number:style="long"/>
      <number:text>:</number:text>
      <number:seconds number:style="long" number:decimal-places="1"/>
    </number:time-style>
    <number:number-style style:name="N8142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4">24/06/2017</text:date>, <text:time>22:04:4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dc:date>2017-06-24T22:04:47.43</dc:date>
    <meta:editing-duration>PT1H41M2S</meta:editing-duration>
    <meta:editing-cycles>5</meta:editing-cycles>
    <meta:document-statistic meta:table-count="3" meta:cell-count="247" meta:object-count="0"/>
  </office:meta>
</office:document-meta>
</file>